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cm" fo:margin-bottom="0cm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cm" fo:margin-bottom="0cm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cm" fo:margin-bottom="0cm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cm" fo:margin-bottom="0cm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8">
      <style:paragraph-properties fo:margin-top="0cm" fo:margin-bottom="0cm" style:contextual-spacing="false"/>
    </style:style>
    <style:style style:name="P75" style:family="paragraph" style:parent-style-name="Text_20_body" style:list-style-name="L39"/>
    <style:style style:name="P76" style:family="paragraph" style:parent-style-name="Text_20_body" style:list-style-name="L39">
      <style:paragraph-properties fo:margin-top="0cm" fo:margin-bottom="0cm" style:contextual-spacing="false"/>
    </style:style>
    <style:style style:name="P77" style:family="paragraph" style:parent-style-name="Text_20_body" style:list-style-name="L40"/>
    <style:style style:name="P78" style:family="paragraph" style:parent-style-name="Text_20_body" style:list-style-name="L40">
      <style:paragraph-properties fo:margin-top="0cm" fo:margin-bottom="0cm" style:contextual-spacing="false"/>
    </style:style>
    <style:style style:name="P79" style:family="paragraph" style:parent-style-name="Text_20_body" style:list-style-name="L41"/>
    <style:style style:name="P80" style:family="paragraph" style:parent-style-name="Text_20_body" style:list-style-name="L41">
      <style:paragraph-properties fo:margin-top="0cm" fo:margin-bottom="0cm" style:contextual-spacing="false"/>
    </style:style>
    <style:style style:name="P81" style:family="paragraph" style:parent-style-name="Text_20_body" style:list-style-name="L42"/>
    <style:style style:name="P82" style:family="paragraph" style:parent-style-name="Text_20_body" style:list-style-name="L42">
      <style:paragraph-properties fo:margin-top="0cm" fo:margin-bottom="0cm" style:contextual-spacing="false"/>
    </style:style>
    <style:style style:name="P83" style:family="paragraph" style:parent-style-name="Text_20_body" style:list-style-name="L43"/>
    <style:style style:name="P84" style:family="paragraph" style:parent-style-name="Text_20_body" style:list-style-name="L43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CHE PROFESSEUR — NSI</text:h>
      <text:h text:style-name="Heading_20_2" text:outline-level="2">Séance 19-1 : Routeur, interfaces réseau, protocoles et première interconnexion avec Filius</text:h>
      <text:h text:style-name="Heading_20_2" text:outline-level="2">Place dans la progression</text:h>
      <text:p text:style-name="Text_20_body">Cette séance prolonge directement la séance 19.</text:p>
      <text:p text:style-name="Text_20_body">Les élèves ont désormais vu que :</text:p>
      <text:list text:style-name="L1">
        <text:list-item>
          <text:p text:style-name="P3">chaque machine possède une <text:span text:style-name="Strong_20_Emphasis">adresse IP</text:span> ; </text:p>
        </text:list-item>
        <text:list-item>
          <text:p text:style-name="P3">avec <text:span text:style-name="Source_20_Text">/24</text:span>, on peut identifier le <text:span text:style-name="Strong_20_Emphasis">réseau local</text:span> ; </text:p>
        </text:list-item>
        <text:list-item>
          <text:p text:style-name="P3">deux machines de <text:span text:style-name="Strong_20_Emphasis">même réseau</text:span> peuvent communiquer directement ; </text:p>
        </text:list-item>
        <text:list-item>
          <text:p text:style-name="P2">deux machines de <text:span text:style-name="Strong_20_Emphasis">réseaux différents</text:span> ont besoin d’un <text:span text:style-name="Strong_20_Emphasis">routeur</text:span>. </text:p>
        </text:list-item>
      </text:list>
      <text:p text:style-name="Text_20_body">Cette séance a pour but de transformer cette idée en compréhension plus concrète et plus technique, sans brutalité.</text:p>
      <text:p text:style-name="Text_20_body">On va donc répondre à quatre grandes questions :</text:p>
      <text:list text:style-name="L2">
        <text:list-item>
          <text:p text:style-name="P5"><text:span text:style-name="Strong_20_Emphasis">Qu’est-ce qu’un routeur, concrètement ?</text:span> </text:p>
        </text:list-item>
        <text:list-item>
          <text:p text:style-name="P5"><text:span text:style-name="Strong_20_Emphasis">Pourquoi lui faut-il plusieurs interfaces réseau ?</text:span> </text:p>
        </text:list-item>
        <text:list-item>
          <text:p text:style-name="P5"><text:span text:style-name="Strong_20_Emphasis">Qu’est-ce qu’un protocole ?</text:span> </text:p>
        </text:list-item>
        <text:list-item>
          <text:p text:style-name="P4"><text:span text:style-name="Strong_20_Emphasis">Comment observer cela dans une simulation Filius ?</text:span>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qu’un <text:span text:style-name="Strong_20_Emphasis">routeur</text:span> est une machine spécialisée qui relie des <text:span text:style-name="Strong_20_Emphasis">réseaux différents</text:span>, qu’il possède <text:span text:style-name="Strong_20_Emphasis">plusieurs interfaces réseau</text:span>, qu’il fonctionne grâce à un <text:span text:style-name="Strong_20_Emphasis">système d’exploitation</text:span> et à des composants comme la <text:span text:style-name="Strong_20_Emphasis">RAM</text:span>, et que la communication réseau repose sur des <text:span text:style-name="Strong_20_Emphasis">protocoles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7">définir simplement un <text:span text:style-name="Strong_20_Emphasis">routeur</text:span> ; </text:p>
        </text:list-item>
        <text:list-item>
          <text:p text:style-name="P7">expliquer pourquoi un routeur a besoin <text:span text:style-name="Strong_20_Emphasis">d’au moins deux interfaces réseau</text:span> ; </text:p>
        </text:list-item>
        <text:list-item>
          <text:p text:style-name="P7">comprendre qu’un routeur peut être vu comme un <text:span text:style-name="Strong_20_Emphasis">ordinateur spécialisé</text:span> ; </text:p>
        </text:list-item>
        <text:list-item>
          <text:p text:style-name="P7">définir l’acronyme <text:span text:style-name="Strong_20_Emphasis">RAM</text:span> ; </text:p>
        </text:list-item>
        <text:list-item>
          <text:p text:style-name="P7">expliquer simplement ce qu’est <text:span text:style-name="Strong_20_Emphasis">Linux</text:span> ; </text:p>
        </text:list-item>
        <text:list-item>
          <text:p text:style-name="P7"><text:soft-page-break/>définir un <text:span text:style-name="Strong_20_Emphasis">protocole</text:span> comme un ensemble de règles de communication ; </text:p>
        </text:list-item>
        <text:list-item>
          <text:p text:style-name="P7">expliquer pourquoi un routeur est nécessaire entre deux réseaux différents ; </text:p>
        </text:list-item>
        <text:list-item>
          <text:p text:style-name="P7">observer et décrire une interconnexion simple dans <text:span text:style-name="Strong_20_Emphasis">Filius</text:span> ; </text:p>
        </text:list-item>
        <text:list-item>
          <text:p text:style-name="P6">justifier la réussite ou l’échec d’une communication entre deux machines. </text:p>
        </text:list-item>
      </text:list>
      <text:p text:style-name="Horizontal_20_Line"/>
      <text:h text:style-name="Heading_20_2" text:outline-level="2">Notions travaillées</text:h>
      <text:list text:style-name="L4">
        <text:list-item>
          <text:p text:style-name="P9">routeur </text:p>
        </text:list-item>
        <text:list-item>
          <text:p text:style-name="P9">interface réseau </text:p>
        </text:list-item>
        <text:list-item>
          <text:p text:style-name="P9">carte réseau / interface Ethernet </text:p>
        </text:list-item>
        <text:list-item>
          <text:p text:style-name="P9">interconnexion de réseaux </text:p>
        </text:list-item>
        <text:list-item>
          <text:p text:style-name="P9">protocole </text:p>
        </text:list-item>
        <text:list-item>
          <text:p text:style-name="P9">RAM </text:p>
        </text:list-item>
        <text:list-item>
          <text:p text:style-name="P9">Linux </text:p>
        </text:list-item>
        <text:list-item>
          <text:p text:style-name="P9">communication entre réseaux </text:p>
        </text:list-item>
        <text:list-item>
          <text:p text:style-name="P9">réseau local </text:p>
        </text:list-item>
        <text:list-item>
          <text:p text:style-name="P9">adresse IP d’une interface </text:p>
        </text:list-item>
        <text:list-item>
          <text:p text:style-name="P8">simulation Filius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1">employer un vocabulaire précis ; </text:p>
        </text:list-item>
        <text:list-item>
          <text:p text:style-name="P11">expliquer un rôle matériel ou logiciel ; </text:p>
        </text:list-item>
        <text:list-item>
          <text:p text:style-name="P11">relier une situation réseau à un schéma ; </text:p>
        </text:list-item>
        <text:list-item>
          <text:p text:style-name="P11">comprendre pourquoi une communication échoue ou réussit ; </text:p>
        </text:list-item>
        <text:list-item>
          <text:p text:style-name="P11">interpréter une configuration simple ; </text:p>
        </text:list-item>
        <text:list-item>
          <text:p text:style-name="P10">préparer la lecture d’exercices plus avancés sur le routag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cinq idées</text:span>.</text:p>
      <text:h text:style-name="Heading_20_3" text:outline-level="3">Idée 1 — Un routeur n’est pas “magique”</text:h>
      <text:p text:style-name="Text_20_body">C’est une <text:span text:style-name="Strong_20_Emphasis">machine</text:span> dédiée à la communication entre réseaux.</text:p>
      <text:p text:style-name="Text_20_body">Il possède :</text:p>
      <text:list text:style-name="L6">
        <text:list-item>
          <text:p text:style-name="P13">des composants matériels ; </text:p>
        </text:list-item>
        <text:list-item>
          <text:p text:style-name="P13">des interfaces réseau ; </text:p>
        </text:list-item>
        <text:list-item>
          <text:p text:style-name="P13">un système d’exploitation ; </text:p>
        </text:list-item>
        <text:list-item>
          <text:p text:style-name="P12">une configuration. </text:p>
        </text:list-item>
      </text:list>
      <text:p text:style-name="Text_20_body"><text:soft-page-break/>Autrement dit, on peut le voir comme un <text:span text:style-name="Strong_20_Emphasis">ordinateur spécialisé</text:span>.</text:p>
      <text:p text:style-name="Horizontal_20_Line"/>
      <text:h text:style-name="Heading_20_3" text:outline-level="3">Idée 2 — Un routeur relie des réseaux différents</text:h>
      <text:p text:style-name="Text_20_body">Ce n’est pas simplement un “boîtier Internet”.</text:p>
      <text:p text:style-name="Text_20_body">Sa vraie fonction, dans ce que l’on veut enseigner ici, est :</text:p>
      <text:p text:style-name="Quotations"><text:span text:style-name="Strong_20_Emphasis">faire passer des données d’un réseau à un autre.</text:span></text:p>
      <text:p text:style-name="Horizontal_20_Line"/>
      <text:h text:style-name="Heading_20_3" text:outline-level="3">Idée 3 — Pour relier au moins deux réseaux, il faut au moins deux interfaces</text:h>
      <text:p text:style-name="Text_20_body">Une interface réseau, c’est un point de connexion au réseau.</text:p>
      <text:p text:style-name="Text_20_body">Exemple :</text:p>
      <text:list text:style-name="L7">
        <text:list-item>
          <text:p text:style-name="P15">une interface reliée au réseau <text:span text:style-name="Source_20_Text">192.168.1.0/24</text:span> </text:p>
        </text:list-item>
        <text:list-item>
          <text:p text:style-name="P14">une autre interface reliée au réseau <text:span text:style-name="Source_20_Text">192.168.2.0/24</text:span> </text:p>
        </text:list-item>
      </text:list>
      <text:p text:style-name="Text_20_body">Le routeur reçoit d’un côté, transmet de l’autre.</text:p>
      <text:p text:style-name="Horizontal_20_Line"/>
      <text:h text:style-name="Heading_20_3" text:outline-level="3">Idée 4 — La communication suit des règles</text:h>
      <text:p text:style-name="Text_20_body">Ces règles sont les <text:span text:style-name="Strong_20_Emphasis">protocoles</text:span>.</text:p>
      <text:p text:style-name="Text_20_body">Les machines ne s’échangent pas des données “au hasard”.<text:line-break/>Il faut un langage commun, des conventions, des formats, des comportements attendus.</text:p>
      <text:p text:style-name="Horizontal_20_Line"/>
      <text:h text:style-name="Heading_20_3" text:outline-level="3">Idée 5 — Un routeur est aussi un système informatique</text:h>
      <text:p text:style-name="Text_20_body">Il a de la <text:span text:style-name="Strong_20_Emphasis">RAM</text:span>, un processeur, parfois un système comme <text:span text:style-name="Strong_20_Emphasis">Linux</text:span>.</text:p>
      <text:p text:style-name="Text_20_body">Cela prépare très directement certaines questions du sujet bac que tu m’as montré.</text:p>
      <text:p text:style-name="Horizontal_20_Line"/>
      <text:h text:style-name="Heading_20_1" text:outline-level="1">2. Point pédagogique important</text:h>
      <text:p text:style-name="Text_20_body">Il faut éviter deux écueils :</text:p>
      <text:h text:style-name="Heading_20_2" text:outline-level="2">Écueil A — “Le routeur = la box = Internet”</text:h>
      <text:p text:style-name="Text_20_body">Dans la tête des élèves, le routeur est souvent réduit à “la box de la maison”.</text:p>
      <text:p text:style-name="Text_20_body">Il faut donc élargir :</text:p>
      <text:list text:style-name="L8">
        <text:list-item>
          <text:p text:style-name="P17">la box contient souvent des fonctions de routeur ; </text:p>
        </text:list-item>
        <text:list-item>
          <text:p text:style-name="P17">mais la notion de routeur est plus générale ; </text:p>
        </text:list-item>
        <text:list-item>
          <text:p text:style-name="P16"><text:soft-page-break/>un routeur est d’abord un équipement qui relie des réseaux. </text:p>
        </text:list-item>
      </text:list>
      <text:h text:style-name="Heading_20_2" text:outline-level="2">Écueil B — “Le protocole = un logiciel”</text:h>
      <text:p text:style-name="Text_20_body">Non.</text:p>
      <text:p text:style-name="Text_20_body">Un protocole n’est pas un programme précis.<text:line-break/>C’est un <text:span text:style-name="Strong_20_Emphasis">ensemble de règles</text:span> respecté par des machines ou des logiciels.</text:p>
      <text:p text:style-name="Horizontal_20_Line"/>
      <text:h text:style-name="Heading_20_1" text:outline-level="1">3. Idée simple à faire passer</text:h>
      <text:p text:style-name="Text_20_body">Tu peux dire :</text:p>
      <text:p text:style-name="Quotations">“Le routeur, c’est le gardien du passage entre deux réseaux.”</text:p>
      <text:p text:style-name="Text_20_body">Ou :</text:p>
      <text:p text:style-name="Quotations">“Un routeur, c’est comme un carrefour intelligent entre plusieurs quartiers.”</text:p>
      <text:p text:style-name="Text_20_body">Et pour les interfaces :</text:p>
      <text:p text:style-name="Quotations">“Chaque interface est comme une porte du routeur vers un réseau donné.”</text:p>
      <text:p text:style-name="Text_20_body">Et pour le protocole :</text:p>
      <text:p text:style-name="Quotations">“Un protocole, c’est la règle du jeu que tout le monde doit suivre pour communiquer.”</text:p>
      <text:p text:style-name="Horizontal_20_Line"/>
      <text:h text:style-name="Heading_20_1" text:outline-level="1">4. Matériel</text:h>
      <text:list text:style-name="L9">
        <text:list-item>
          <text:p text:style-name="P19">vidéoprojecteur </text:p>
        </text:list-item>
        <text:list-item>
          <text:p text:style-name="P19">fiche élève </text:p>
        </text:list-item>
        <text:list-item>
          <text:p text:style-name="P19">ordinateurs avec <text:span text:style-name="Strong_20_Emphasis">Filius</text:span> </text:p>
        </text:list-item>
        <text:list-item>
          <text:p text:style-name="P19">schéma au tableau </text:p>
        </text:list-item>
        <text:list-item>
          <text:p text:style-name="P18">éventuellement capture d’écran d’un routeur dans Filius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Accroche et rappel — 10 min</text:h>
      <text:h text:style-name="Heading_20_3" text:outline-level="3">Objectif</text:h>
      <text:p text:style-name="Text_20_body">Relier la séance précédente à la nouvelle.</text:p>
      <text:h text:style-name="Heading_20_3" text:outline-level="3"><text:soft-page-break/>À dire</text:h>
      <text:p text:style-name="Quotations">“La dernière fois, on a vu que deux machines de réseaux différents ne communiquent pas directement.<text:line-break/>Aujourd’hui, on va comprendre quel équipement permet cette communication : le routeur, et comment il fonctionne au minimum.”</text:p>
      <text:h text:style-name="Heading_20_3" text:outline-level="3">Situation de départ</text:h>
      <text:p text:style-name="Text_20_body">Reprendre :</text:p>
      <text:list text:style-name="L10">
        <text:list-item>
          <text:p text:style-name="P21">M1 : <text:span text:style-name="Source_20_Text">192.168.1.1/24</text:span> </text:p>
        </text:list-item>
        <text:list-item>
          <text:p text:style-name="P20">M2 : <text:span text:style-name="Source_20_Text">192.168.2.3/24</text:span> </text:p>
        </text:list-item>
      </text:list>
      <text:p text:style-name="Text_20_body">Question :</text:p>
      <text:p text:style-name="Quotations">“Pourquoi M1 ne peut-elle pas joindre directement M2 ?”</text:p>
      <text:p text:style-name="Text_20_body">Réponse attendue :<text:line-break/>Parce qu’elles sont dans des réseaux différents.</text:p>
      <text:p text:style-name="Text_20_body">Transition :</text:p>
      <text:p text:style-name="Quotations">“Donc il faut un intermédiaire. Cet intermédiaire, c’est le routeur.”</text:p>
      <text:p text:style-name="Horizontal_20_Line"/>
      <text:h text:style-name="Heading_20_2" text:outline-level="2">5.2 Définir le routeur — 20 min</text:h>
      <text:h text:style-name="Heading_20_3" text:outline-level="3">Objectif</text:h>
      <text:p text:style-name="Text_20_body">Comprendre la fonction du routeur.</text:p>
      <text:h text:style-name="Heading_20_3" text:outline-level="3">Définition simple</text:h>
      <text:p text:style-name="Quotations">“Un routeur est un équipement réseau qui relie plusieurs réseaux différents et permet aux données de passer de l’un à l’autre.”</text:p>
      <text:h text:style-name="Heading_20_3" text:outline-level="3">À expliquer plus en profondeur</text:h>
      <text:p text:style-name="Text_20_body">Le routeur n’est pas seulement un câble ou un point de passage passif.<text:line-break/>Il :</text:p>
      <text:list text:style-name="L11">
        <text:list-item>
          <text:p text:style-name="P23">reçoit des données ; </text:p>
        </text:list-item>
        <text:list-item>
          <text:p text:style-name="P23">examine où elles doivent aller ; </text:p>
        </text:list-item>
        <text:list-item>
          <text:p text:style-name="P23">choisit la bonne sortie ; </text:p>
        </text:list-item>
        <text:list-item>
          <text:p text:style-name="P22">les transmet vers le bon réseau. </text:p>
        </text:list-item>
      </text:list>
      <text:h text:style-name="Heading_20_3" text:outline-level="3">Exemple</text:h>
      <text:p text:style-name="Text_20_body">On considère :</text:p>
      <text:list text:style-name="L12">
        <text:list-item>
          <text:p text:style-name="P25">réseau A : <text:span text:style-name="Source_20_Text">192.168.1.0/24</text:span> </text:p>
        </text:list-item>
        <text:list-item>
          <text:p text:style-name="P24">réseau B : <text:span text:style-name="Source_20_Text">192.168.2.0/24</text:span> </text:p>
        </text:list-item>
      </text:list>
      <text:p text:style-name="Text_20_body"><text:soft-page-break/>M1 dans le réseau A veut joindre M2 dans le réseau B.<text:line-break/>Le routeur fait le lien entre A et B.</text:p>
      <text:h text:style-name="Heading_20_3" text:outline-level="3">Schéma simple</text:h>
      <text:section text:style-name="Sect1" text:name="code-block-viewer">
        <text:p text:style-name="P1">M1 --- réseau 192.168.1.0 --- [ Routeur ] --- réseau 192.168.2.0 --- M2</text:p>
      </text:section>
      <text:h text:style-name="Heading_20_3" text:outline-level="3">Ce qu’il faut faire verbaliser</text:h>
      <text:list text:style-name="L13">
        <text:list-item>
          <text:p text:style-name="P27">M1 n’envoie pas directement à M2 ; </text:p>
        </text:list-item>
        <text:list-item>
          <text:p text:style-name="P27">elle passe par le routeur ; </text:p>
        </text:list-item>
        <text:list-item>
          <text:p text:style-name="P26">le routeur sait vers quel réseau transmettre. </text:p>
        </text:list-item>
      </text:list>
      <text:p text:style-name="Horizontal_20_Line"/>
      <text:h text:style-name="Heading_20_2" text:outline-level="2">5.3 Un routeur est aussi un ordinateur spécialisé — 15 min</text:h>
      <text:h text:style-name="Heading_20_3" text:outline-level="3">Objectif</text:h>
      <text:p text:style-name="Text_20_body">Préparer les questions de culture technique du sujet.</text:p>
      <text:h text:style-name="Heading_20_3" text:outline-level="3">À expliquer</text:h>
      <text:p text:style-name="Text_20_body">Un routeur moderne contient :</text:p>
      <text:list text:style-name="L14">
        <text:list-item>
          <text:p text:style-name="P29">un <text:span text:style-name="Strong_20_Emphasis">microprocesseur</text:span> ; </text:p>
        </text:list-item>
        <text:list-item>
          <text:p text:style-name="P29">de la <text:span text:style-name="Strong_20_Emphasis">RAM</text:span> ; </text:p>
        </text:list-item>
        <text:list-item>
          <text:p text:style-name="P29">une mémoire de stockage ou ROM ; </text:p>
        </text:list-item>
        <text:list-item>
          <text:p text:style-name="P29">des <text:span text:style-name="Strong_20_Emphasis">interfaces réseau</text:span> ; </text:p>
        </text:list-item>
        <text:list-item>
          <text:p text:style-name="P28">un <text:span text:style-name="Strong_20_Emphasis">système d’exploitation</text:span>. </text:p>
        </text:list-item>
      </text:list>
      <text:h text:style-name="Heading_20_3" text:outline-level="3">Formulation simple</text:h>
      <text:p text:style-name="Quotations">“Un routeur peut être vu comme un petit ordinateur spécialisé dans la communication réseau.”</text:p>
      <text:h text:style-name="Heading_20_3" text:outline-level="3">Exemple à donner</text:h>
      <text:p text:style-name="Text_20_body">Un ordinateur classique peut parfois devenir routeur s’il possède :</text:p>
      <text:list text:style-name="L15">
        <text:list-item>
          <text:p text:style-name="P31">plusieurs interfaces réseau ; </text:p>
        </text:list-item>
        <text:list-item>
          <text:p text:style-name="P31">le bon système ; </text:p>
        </text:list-item>
        <text:list-item>
          <text:p text:style-name="P30">la bonne configuration. </text:p>
        </text:list-item>
      </text:list>
      <text:p text:style-name="Text_20_body">C’est très utile à dire, car cela aide les élèves à comprendre que routeur et ordinateur ne sont pas deux mondes totalement séparés.</text:p>
      <text:p text:style-name="Horizontal_20_Line"/>
      <text:h text:style-name="Heading_20_2" text:outline-level="2">5.4 RAM et Linux — 15 min</text:h>
      <text:h text:style-name="Heading_20_3" text:outline-level="3">Objectif</text:h>
      <text:p text:style-name="Text_20_body">Installer deux définitions simples et justes.</text:p>
      <text:h text:style-name="Heading_20_3" text:outline-level="3"><text:soft-page-break/>La RAM</text:h>
      <text:p text:style-name="Text_20_body">RAM signifie :<text:line-break/><text:span text:style-name="Strong_20_Emphasis">Random Access Memory</text:span></text:p>
      <text:p text:style-name="Text_20_body">En français :<text:line-break/><text:span text:style-name="Strong_20_Emphasis">mémoire vive</text:span></text:p>
      <text:h text:style-name="Heading_20_3" text:outline-level="3">Définition simple</text:h>
      <text:p text:style-name="Quotations">“La RAM est une mémoire de travail temporaire utilisée pendant le fonctionnement de la machine.”</text:p>
      <text:p text:style-name="Text_20_body">Tu peux comparer :</text:p>
      <text:list text:style-name="L16">
        <text:list-item>
          <text:p text:style-name="P33">RAM = mémoire rapide de travail du moment </text:p>
        </text:list-item>
        <text:list-item>
          <text:p text:style-name="P32">stockage = mémoire plus durable </text:p>
        </text:list-item>
      </text:list>
      <text:p text:style-name="Text_20_body">Pas besoin d’aller plus loin ici.</text:p>
      <text:p text:style-name="Horizontal_20_Line"/>
      <text:h text:style-name="Heading_20_3" text:outline-level="3">Linux</text:h>
      <text:p text:style-name="Text_20_body">Linux est un <text:span text:style-name="Strong_20_Emphasis">système d’exploitation</text:span>.</text:p>
      <text:h text:style-name="Heading_20_3" text:outline-level="3">Formulation simple</text:h>
      <text:p text:style-name="Quotations">“Linux est une famille de systèmes d’exploitation utilisée sur de nombreux ordinateurs, serveurs, routeurs et autres équipements.”</text:p>
      <text:h text:style-name="Heading_20_3" text:outline-level="3">Ce qu’il faut faire comprendre</text:h>
      <text:p text:style-name="Text_20_body">Quand on dit qu’un routeur peut fonctionner avec un Linux allégé, cela veut dire :</text:p>
      <text:list text:style-name="L17">
        <text:list-item>
          <text:p text:style-name="P35">qu’il exécute un système d’exploitation ; </text:p>
        </text:list-item>
        <text:list-item>
          <text:p text:style-name="P34">qu’il se comporte comme un ordinateur spécialisé. </text:p>
        </text:list-item>
      </text:list>
      <text:p text:style-name="Horizontal_20_Line"/>
      <text:h text:style-name="Heading_20_2" text:outline-level="2">5.5 Les interfaces réseau — 20 min</text:h>
      <text:h text:style-name="Heading_20_3" text:outline-level="3">Objectif</text:h>
      <text:p text:style-name="Text_20_body">Comprendre pourquoi un routeur a besoin d’au moins deux interfaces.</text:p>
      <text:h text:style-name="Heading_20_3" text:outline-level="3">Définition simple</text:h>
      <text:p text:style-name="Text_20_body">Une <text:span text:style-name="Strong_20_Emphasis">interface réseau</text:span> est un point de connexion d’une machine à un réseau.</text:p>
      <text:p text:style-name="Text_20_body">Exemple :</text:p>
      <text:list text:style-name="L18">
        <text:list-item>
          <text:p text:style-name="P37">port Ethernet </text:p>
        </text:list-item>
        <text:list-item>
          <text:p text:style-name="P37">interface Wi-Fi </text:p>
        </text:list-item>
        <text:list-item>
          <text:p text:style-name="P36">interface virtuelle, plus tard éventuellement </text:p>
        </text:list-item>
      </text:list>
      <text:h text:style-name="Heading_20_3" text:outline-level="3"><text:soft-page-break/>Cas d’un routeur</text:h>
      <text:p text:style-name="Text_20_body">Si un routeur relie :</text:p>
      <text:list text:style-name="L19">
        <text:list-item>
          <text:p text:style-name="P39">un réseau <text:span text:style-name="Source_20_Text">192.168.1.0/24</text:span> </text:p>
        </text:list-item>
        <text:list-item>
          <text:p text:style-name="P38">et un réseau <text:span text:style-name="Source_20_Text">192.168.2.0/24</text:span> </text:p>
        </text:list-item>
      </text:list>
      <text:p text:style-name="Text_20_body">alors il lui faut :</text:p>
      <text:list text:style-name="L20">
        <text:list-item>
          <text:p text:style-name="P41">une interface connectée au premier réseau ; </text:p>
        </text:list-item>
        <text:list-item>
          <text:p text:style-name="P40">une interface connectée au second. </text:p>
        </text:list-item>
      </text:list>
      <text:h text:style-name="Heading_20_3" text:outline-level="3">Conclusion à faire écrire mentalement</text:h>
      <text:p text:style-name="Quotations">“Un routeur a besoin d’au moins deux interfaces réseau pour relier au moins deux réseaux.”</text:p>
      <text:h text:style-name="Heading_20_3" text:outline-level="3">Exemple concret</text:h>
      <text:p text:style-name="Text_20_body">Interface 1 du routeur :</text:p>
      <text:list text:style-name="L21">
        <text:list-item>
          <text:p text:style-name="P42"><text:span text:style-name="Source_20_Text">192.168.1.254/24</text:span> </text:p>
        </text:list-item>
      </text:list>
      <text:p text:style-name="Text_20_body">Interface 2 du routeur :</text:p>
      <text:list text:style-name="L22">
        <text:list-item>
          <text:p text:style-name="P43"><text:span text:style-name="Source_20_Text">192.168.2.254/24</text:span> </text:p>
        </text:list-item>
      </text:list>
      <text:p text:style-name="Text_20_body">Chaque interface appartient au réseau auquel elle est connectée.</text:p>
      <text:h text:style-name="Heading_20_3" text:outline-level="3">Point très important</text:h>
      <text:p text:style-name="Text_20_body">Une interface réseau du routeur reçoit elle aussi une <text:span text:style-name="Strong_20_Emphasis">adresse IP</text:span>.</text:p>
      <text:p text:style-name="Text_20_body">C’est essentiel pour la suite.</text:p>
      <text:p text:style-name="Horizontal_20_Line"/>
      <text:h text:style-name="Heading_20_2" text:outline-level="2">5.6 Découvrir le protocole — 15 min</text:h>
      <text:h text:style-name="Heading_20_3" text:outline-level="3">Objectif</text:h>
      <text:p text:style-name="Text_20_body">Comprendre le mot sans confusion.</text:p>
      <text:h text:style-name="Heading_20_3" text:outline-level="3">Définition simple</text:h>
      <text:p text:style-name="Quotations">“Un protocole est un ensemble de règles permettant à des machines de communiquer.”</text:p>
      <text:h text:style-name="Heading_20_3" text:outline-level="3">Exemples simples</text:h>
      <text:list text:style-name="L23">
        <text:list-item>
          <text:p text:style-name="P45">règles sur la forme des messages ; </text:p>
        </text:list-item>
        <text:list-item>
          <text:p text:style-name="P45">ordre des échanges ; </text:p>
        </text:list-item>
        <text:list-item>
          <text:p text:style-name="P45">manière de répondre ; </text:p>
        </text:list-item>
        <text:list-item>
          <text:p text:style-name="P44">manière d’identifier les machines. </text:p>
        </text:list-item>
      </text:list>
      <text:h text:style-name="Heading_20_3" text:outline-level="3"><text:soft-page-break/>Formule utile</text:h>
      <text:p text:style-name="Quotations">“Sans protocole commun, les machines ne se comprennent pas.”</text:p>
      <text:h text:style-name="Heading_20_3" text:outline-level="3">Faire le lien</text:h>
      <text:list text:style-name="L24">
        <text:list-item>
          <text:p text:style-name="P47">l’adresse IP aide à savoir <text:span text:style-name="Strong_20_Emphasis">où</text:span> envoyer ; </text:p>
        </text:list-item>
        <text:list-item>
          <text:p text:style-name="P46">le protocole dit <text:span text:style-name="Strong_20_Emphasis">comment</text:span> communiquer. </text:p>
        </text:list-item>
      </text:list>
      <text:p text:style-name="Horizontal_20_Line"/>
      <text:h text:style-name="Heading_20_2" text:outline-level="2">5.7 Activité Filius — interconnecter deux réseaux — 30 min</text:h>
      <text:h text:style-name="Heading_20_3" text:outline-level="3">Objectif</text:h>
      <text:p text:style-name="Text_20_body">Observer concrètement la différence entre :</text:p>
      <text:list text:style-name="L25">
        <text:list-item>
          <text:p text:style-name="P49">communication dans un même réseau ; </text:p>
        </text:list-item>
        <text:list-item>
          <text:p text:style-name="P49">communication entre réseaux différents ; </text:p>
        </text:list-item>
        <text:list-item>
          <text:p text:style-name="P48">ajout d’un routeur. </text:p>
        </text:list-item>
      </text:list>
      <text:h text:style-name="Heading_20_2" text:outline-level="2">Organisation possible</text:h>
      <text:p text:style-name="Text_20_body">Deux options :</text:p>
      <text:list text:style-name="L26">
        <text:list-item>
          <text:p text:style-name="P51">démonstration collective projetée ; </text:p>
        </text:list-item>
        <text:list-item>
          <text:p text:style-name="P50">ou manipulation par binômes. </text:p>
        </text:list-item>
      </text:list>
      <text:p text:style-name="Horizontal_20_Line"/>
      <text:h text:style-name="Heading_20_3" text:outline-level="3">Étape 1 — Construire un premier réseau</text:h>
      <text:p text:style-name="Text_20_body">Créer dans Filius :</text:p>
      <text:list text:style-name="L27">
        <text:list-item>
          <text:p text:style-name="P53">PC1 </text:p>
        </text:list-item>
        <text:list-item>
          <text:p text:style-name="P53">PC2 </text:p>
        </text:list-item>
        <text:list-item>
          <text:p text:style-name="P52">switch </text:p>
        </text:list-item>
      </text:list>
      <text:p text:style-name="Text_20_body">Adresses :</text:p>
      <text:list text:style-name="L28">
        <text:list-item>
          <text:p text:style-name="P55">PC1 : <text:span text:style-name="Source_20_Text">192.168.1.1/24</text:span> </text:p>
        </text:list-item>
        <text:list-item>
          <text:p text:style-name="P54">PC2 : <text:span text:style-name="Source_20_Text">192.168.1.2/24</text:span> </text:p>
        </text:list-item>
      </text:list>
      <text:p text:style-name="Text_20_body">Tester une communication simple.</text:p>
      <text:h text:style-name="Heading_20_3" text:outline-level="3">Ce qu’on observe</text:h>
      <text:p text:style-name="Text_20_body">Les machines sont dans le même réseau.<text:line-break/>La communication fonctionne en principe.</text:p>
      <text:p text:style-name="Horizontal_20_Line"/>
      <text:h text:style-name="Heading_20_3" text:outline-level="3">Étape 2 — Ajouter une machine d’un autre réseau sans routeur</text:h>
      <text:p text:style-name="Text_20_body">Ajouter :</text:p>
      <text:list text:style-name="L29">
        <text:list-item>
          <text:p text:style-name="P56"><text:soft-page-break/>PC3 : <text:span text:style-name="Source_20_Text">192.168.2.3/24</text:span> </text:p>
        </text:list-item>
      </text:list>
      <text:p text:style-name="Text_20_body">Le relier physiquement, mais sans vraie interconnexion correcte entre les deux réseaux.</text:p>
      <text:p text:style-name="Text_20_body">Tester depuis PC1 vers PC3.</text:p>
      <text:h text:style-name="Heading_20_3" text:outline-level="3">Observation attendue</text:h>
      <text:p text:style-name="Text_20_body">La communication échoue.</text:p>
      <text:h text:style-name="Heading_20_3" text:outline-level="3">À faire expliquer</text:h>
      <text:p text:style-name="Text_20_body">Ce n’est pas seulement un problème de câble.<text:line-break/>C’est un problème de <text:span text:style-name="Strong_20_Emphasis">réseau différent</text:span>.</text:p>
      <text:p text:style-name="Horizontal_20_Line"/>
      <text:h text:style-name="Heading_20_3" text:outline-level="3">Étape 3 — Ajouter un routeur</text:h>
      <text:p text:style-name="Text_20_body">Ajouter un routeur avec deux interfaces :</text:p>
      <text:list text:style-name="L30">
        <text:list-item>
          <text:p text:style-name="P58">interface côté réseau 1 : <text:span text:style-name="Source_20_Text">192.168.1.254/24</text:span> </text:p>
        </text:list-item>
        <text:list-item>
          <text:p text:style-name="P57">interface côté réseau 2 : <text:span text:style-name="Source_20_Text">192.168.2.254/24</text:span> </text:p>
        </text:list-item>
      </text:list>
      <text:p text:style-name="Text_20_body">Relier correctement :</text:p>
      <text:list text:style-name="L31">
        <text:list-item>
          <text:p text:style-name="P60">PC1 et PC2 au premier côté ; </text:p>
        </text:list-item>
        <text:list-item>
          <text:p text:style-name="P59">PC3 au second côté. </text:p>
        </text:list-item>
      </text:list>
      <text:h text:style-name="Heading_20_3" text:outline-level="3">Ce qu’on observe</text:h>
      <text:p text:style-name="Text_20_body">Le routeur rend possible la communication entre les deux réseaux, si la configuration est correcte.</text:p>
      <text:h text:style-name="Heading_20_3" text:outline-level="3">Ce qu’il faut verbaliser</text:h>
      <text:list text:style-name="L32">
        <text:list-item>
          <text:p text:style-name="P62">le routeur possède plusieurs interfaces ; </text:p>
        </text:list-item>
        <text:list-item>
          <text:p text:style-name="P62">chaque interface appartient à un réseau différent ; </text:p>
        </text:list-item>
        <text:list-item>
          <text:p text:style-name="P61">il fait le lien entre les deux. </text:p>
        </text:list-item>
      </text:list>
      <text:p text:style-name="Horizontal_20_Line"/>
      <text:h text:style-name="Heading_20_2" text:outline-level="2">5.8 Entraînement guidé — 15 min</text:h>
      <text:h text:style-name="Heading_20_3" text:outline-level="3">Exercice 1</text:h>
      <text:p text:style-name="Text_20_body">Pourquoi un routeur a-t-il besoin d’au moins deux interfaces réseau ?</text:p>
      <text:p text:style-name="Text_20_body">Réponse attendue :<text:line-break/>Parce qu’il doit être connecté à au moins deux réseaux pour les relier.</text:p>
      <text:p text:style-name="Horizontal_20_Line"/>
      <text:h text:style-name="Heading_20_3" text:outline-level="3">Exercice 2</text:h>
      <text:p text:style-name="Text_20_body">Que signifie RAM ?</text:p>
      <text:p text:style-name="Text_20_body"><text:soft-page-break/>Réponse attendue :<text:line-break/>Random Access Memory, mémoire vive.</text:p>
      <text:p text:style-name="Horizontal_20_Line"/>
      <text:h text:style-name="Heading_20_3" text:outline-level="3">Exercice 3</text:h>
      <text:p text:style-name="Text_20_body">Qu’est-ce que Linux dans le contexte d’un routeur ?</text:p>
      <text:p text:style-name="Text_20_body">Réponse attendue :<text:line-break/>Un système d’exploitation pouvant faire fonctionner le routeur.</text:p>
      <text:p text:style-name="Horizontal_20_Line"/>
      <text:h text:style-name="Heading_20_3" text:outline-level="3">Exercice 4</text:h>
      <text:p text:style-name="Text_20_body">À quoi sert un protocole ?</text:p>
      <text:p text:style-name="Text_20_body">Réponse attendue :<text:line-break/>À définir les règles de communication entre machines.</text:p>
      <text:p text:style-name="Horizontal_20_Line"/>
      <text:h text:style-name="Heading_20_3" text:outline-level="3">Exercice 5</text:h>
      <text:p text:style-name="Text_20_body">On considère :</text:p>
      <text:list text:style-name="L33">
        <text:list-item>
          <text:p text:style-name="P64">PC1 : <text:span text:style-name="Source_20_Text">192.168.1.1/24</text:span> </text:p>
        </text:list-item>
        <text:list-item>
          <text:p text:style-name="P63">PC2 : <text:span text:style-name="Source_20_Text">192.168.2.3/24</text:span> </text:p>
        </text:list-item>
      </text:list>
      <text:p text:style-name="Text_20_body">Question :<text:line-break/>Pourquoi la communication directe pose-t-elle problème ?</text:p>
      <text:p text:style-name="Text_20_body">Réponse :<text:line-break/>Parce qu’ils sont dans des réseaux différents.</text:p>
      <text:p text:style-name="Horizontal_20_Line"/>
      <text:h text:style-name="Heading_20_2" text:outline-level="2">5.9 Petit exercice type bac très guidé — 20 min</text:h>
      <text:h text:style-name="Heading_20_3" text:outline-level="3">Énoncé</text:h>
      <text:p text:style-name="Text_20_body">On considère deux réseaux :</text:p>
      <text:list text:style-name="L34">
        <text:list-item>
          <text:p text:style-name="P66">réseau N1 : <text:span text:style-name="Source_20_Text">192.168.1.0/24</text:span> </text:p>
        </text:list-item>
        <text:list-item>
          <text:p text:style-name="P65">réseau N2 : <text:span text:style-name="Source_20_Text">192.168.2.0/24</text:span> </text:p>
        </text:list-item>
      </text:list>
      <text:p text:style-name="Text_20_body">Une machine M1 du réseau N1 possède l’adresse <text:span text:style-name="Source_20_Text">192.168.1.1/24</text:span>.<text:line-break/>Une machine M2 du réseau N2 possède l’adresse <text:span text:style-name="Source_20_Text">192.168.2.3/24</text:span>.</text:p>
      <text:p text:style-name="Text_20_body">Un routeur R relie ces deux réseaux.</text:p>
      <text:h text:style-name="Heading_20_3" text:outline-level="3">Questions</text:h>
      <text:list text:style-name="L35">
        <text:list-item>
          <text:p text:style-name="P68">Pourquoi M1 et M2 ne peuvent-elles pas communiquer directement sans routeur ? </text:p>
        </text:list-item>
        <text:list-item>
          <text:p text:style-name="P68">Quel est le rôle du routeur ? </text:p>
        </text:list-item>
        <text:list-item>
          <text:p text:style-name="P68"><text:soft-page-break/>Pourquoi le routeur doit-il posséder au moins deux interfaces réseau ? </text:p>
        </text:list-item>
        <text:list-item>
          <text:p text:style-name="P68">Donner une adresse IP possible pour l’interface du routeur connectée au réseau N1. </text:p>
        </text:list-item>
        <text:list-item>
          <text:p text:style-name="P68">Donner une adresse IP possible pour l’interface du routeur connectée au réseau N2. </text:p>
        </text:list-item>
        <text:list-item>
          <text:p text:style-name="P68">Définir RAM. </text:p>
        </text:list-item>
        <text:list-item>
          <text:p text:style-name="P68">Expliquer simplement ce qu’est Linux. </text:p>
        </text:list-item>
        <text:list-item>
          <text:p text:style-name="P67">Définir le mot protocole. </text:p>
        </text:list-item>
      </text:list>
      <text:h text:style-name="Heading_20_3" text:outline-level="3">Corrigé attendu</text:h>
      <text:list text:style-name="L36">
        <text:list-item>
          <text:p text:style-name="P70">Parce qu’elles appartiennent à deux réseaux différents. </text:p>
        </text:list-item>
        <text:list-item>
          <text:p text:style-name="P70">Il relie les deux réseaux et permet le passage des données de l’un à l’autre. </text:p>
        </text:list-item>
        <text:list-item>
          <text:p text:style-name="P70">Parce qu’il doit être connecté aux deux réseaux. </text:p>
        </text:list-item>
        <text:list-item>
          <text:p text:style-name="P70">Exemple : <text:span text:style-name="Source_20_Text">192.168.1.254/24</text:span> </text:p>
        </text:list-item>
        <text:list-item>
          <text:p text:style-name="P70">Exemple : <text:span text:style-name="Source_20_Text">192.168.2.254/24</text:span> </text:p>
        </text:list-item>
        <text:list-item>
          <text:p text:style-name="P70">RAM signifie Random Access Memory, c’est la mémoire vive. </text:p>
        </text:list-item>
        <text:list-item>
          <text:p text:style-name="P70">Linux est un système d’exploitation. </text:p>
        </text:list-item>
        <text:list-item>
          <text:p text:style-name="P69">Un protocole est un ensemble de règles permettant la communication entre machines. </text:p>
        </text:list-item>
      </text:list>
      <text:p text:style-name="Horizontal_20_Line"/>
      <text:h text:style-name="Heading_20_2" text:outline-level="2">5.10 Bilan de fin de séance — 10 min</text:h>
      <text:h text:style-name="Heading_20_3" text:outline-level="3">À faire compléter</text:h>
      <text:list text:style-name="L37">
        <text:list-item>
          <text:p text:style-name="P72">Un routeur sert à... </text:p>
        </text:list-item>
        <text:list-item>
          <text:p text:style-name="P72">Une interface réseau sert à... </text:p>
        </text:list-item>
        <text:list-item>
          <text:p text:style-name="P72">Un routeur a au moins deux interfaces parce que... </text:p>
        </text:list-item>
        <text:list-item>
          <text:p text:style-name="P72">RAM signifie... </text:p>
        </text:list-item>
        <text:list-item>
          <text:p text:style-name="P72">Linux est... </text:p>
        </text:list-item>
        <text:list-item>
          <text:p text:style-name="P71">Un protocole est... </text:p>
        </text:list-item>
      </text:list>
      <text:h text:style-name="Heading_20_3" text:outline-level="3">Réponses attendues</text:h>
      <text:list text:style-name="L38">
        <text:list-item>
          <text:p text:style-name="P74">relier des réseaux différents ; </text:p>
        </text:list-item>
        <text:list-item>
          <text:p text:style-name="P74">connecter une machine à un réseau ; </text:p>
        </text:list-item>
        <text:list-item>
          <text:p text:style-name="P74">il doit être connecté à plusieurs réseaux ; </text:p>
        </text:list-item>
        <text:list-item>
          <text:p text:style-name="P74">Random Access Memory ; </text:p>
        </text:list-item>
        <text:list-item>
          <text:p text:style-name="P74">un système d’exploitation ; </text:p>
        </text:list-item>
        <text:list-item>
          <text:p text:style-name="P73">un ensemble de règles de communication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9">
        <text:list-item>
          <text:p text:style-name="P76">Un routeur relie des réseaux différents. </text:p>
        </text:list-item>
        <text:list-item>
          <text:p text:style-name="P76">Un routeur possède plusieurs interfaces réseau. </text:p>
        </text:list-item>
        <text:list-item>
          <text:p text:style-name="P76"><text:soft-page-break/>Une interface réseau connecte une machine à un réseau. </text:p>
        </text:list-item>
        <text:list-item>
          <text:p text:style-name="P76">Un routeur peut être vu comme un ordinateur spécialisé. </text:p>
        </text:list-item>
        <text:list-item>
          <text:p text:style-name="P76">RAM signifie <text:span text:style-name="Strong_20_Emphasis">Random Access Memory</text:span> : mémoire vive. </text:p>
        </text:list-item>
        <text:list-item>
          <text:p text:style-name="P76">Linux est un <text:span text:style-name="Strong_20_Emphasis">système d’exploitation</text:span>. </text:p>
        </text:list-item>
        <text:list-item>
          <text:p text:style-name="P75">Un protocole est un ensemble de règles permettant la communication. </text:p>
        </text:list-item>
      </text:list>
      <text:h text:style-name="Heading_20_3" text:outline-level="3">Formules utiles</text:h>
      <text:p text:style-name="Quotations"><text:span text:style-name="Strong_20_Emphasis">Routeur = passage entre réseaux</text:span><text:line-break/><text:span text:style-name="Strong_20_Emphasis">Interface = point de connexion au réseau</text:span><text:line-break/><text:span text:style-name="Strong_20_Emphasis">Protocole = règle de communication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40">
        <text:list-item>
          <text:p text:style-name="P78">schémas très lisibles ; </text:p>
        </text:list-item>
        <text:list-item>
          <text:p text:style-name="P78">exemples avec seulement deux réseaux ; </text:p>
        </text:list-item>
        <text:list-item>
          <text:p text:style-name="P78">une seule idée à la fois ; </text:p>
        </text:list-item>
        <text:list-item>
          <text:p text:style-name="P78">adresses IP déjà proposées ; </text:p>
        </text:list-item>
        <text:list-item>
          <text:p text:style-name="P77">questions courtes avant les rédactions. </text:p>
        </text:list-item>
      </text:list>
      <text:p text:style-name="Text_20_body">Pour Filius :</text:p>
      <text:list text:style-name="L41">
        <text:list-item>
          <text:p text:style-name="P80">donner une topologie presque prête ; </text:p>
        </text:list-item>
        <text:list-item>
          <text:p text:style-name="P80">faire compléter les adresses ; </text:p>
        </text:list-item>
        <text:list-item>
          <text:p text:style-name="P79">faire verbaliser chaque étape. </text:p>
        </text:list-item>
      </text:list>
      <text:p text:style-name="Horizontal_20_Line"/>
      <text:h text:style-name="Heading_20_1" text:outline-level="1">8. Erreurs fréquentes à surveiller</text:h>
      <text:list text:style-name="L42">
        <text:list-item>
          <text:p text:style-name="P82">croire que le routeur est seulement “la box Internet” ; </text:p>
        </text:list-item>
        <text:list-item>
          <text:p text:style-name="P82">confondre interface réseau et protocole ; </text:p>
        </text:list-item>
        <text:list-item>
          <text:p text:style-name="P82">croire qu’une interface suffit pour relier deux réseaux ; </text:p>
        </text:list-item>
        <text:list-item>
          <text:p text:style-name="P82">confondre RAM et stockage ; </text:p>
        </text:list-item>
        <text:list-item>
          <text:p text:style-name="P82">croire que Linux est “un langage” ou “un protocole” ; </text:p>
        </text:list-item>
        <text:list-item>
          <text:p text:style-name="P81">croire qu’un protocole est un appareil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43">
        <text:list-item>
          <text:p text:style-name="P84">expliquer le rôle d’un routeur ; </text:p>
        </text:list-item>
        <text:list-item>
          <text:p text:style-name="P84">justifier le besoin d’au moins deux interfaces ; </text:p>
        </text:list-item>
        <text:list-item>
          <text:p text:style-name="P84">définir RAM ; </text:p>
        </text:list-item>
        <text:list-item>
          <text:p text:style-name="P84"><text:soft-page-break/>dire que Linux est un système d’exploitation ; </text:p>
        </text:list-item>
        <text:list-item>
          <text:p text:style-name="P84">définir un protocole ; </text:p>
        </text:list-item>
        <text:list-item>
          <text:p text:style-name="P83">expliquer pourquoi un routeur est nécessaire entre deux réseaux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58:26.703542781</meta:creation-date>
    <dc:date>2026-04-09T14:58:48.083400242</dc:date>
    <meta:editing-duration>PT21S</meta:editing-duration>
    <meta:editing-cycles>1</meta:editing-cycles>
    <meta:document-statistic meta:table-count="0" meta:image-count="0" meta:object-count="0" meta:page-count="14" meta:paragraph-count="358" meta:word-count="2399" meta:character-count="14050" meta:non-whitespace-character-count="11986"/>
    <meta:generator>LibreOffice/24.2.7.2$Linux_X86_64 LibreOffice_project/420$Build-2</meta:generator>
  </office:meta>
</office:document-meta>
</file>